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cfb" officeooo:paragraph-rsid="0005b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line one.</text:p>
      <text:p text:style-name="P1">This is line tw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1:15:20.129237312</meta:creation-date>
    <dc:date>2018-11-22T14:48:19.801876472</dc:date>
    <meta:editing-duration>PT3H32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8" meta:character-count="34" meta:non-whitespace-character-count="28"/>
  </office:meta>
</office:document-meta>
</file>